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b2b2b2" style:text-align-source="fix" style:repeat-content="false" fo:wrap-option="wrap" fo:border-left="0.74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b2b2b2" style:text-align-source="fix" style:repeat-content="false" fo:wrap-option="wrap" fo:border-left="0.06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3" style:family="table-cell" style:parent-style-name="Default">
      <style:table-cell-properties fo:wrap-option="wrap" fo:border="0.06pt solid #b2b2b2" style:vertical-align="middl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26" style:family="table-cell" style:parent-style-name="Okay">
      <style:table-cell-properties style:text-align-source="fix" style:repeat-content="false" fo:wrap-option="wrap" fo:border="0.06pt solid #b2b2b2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K45"/>
      <style:map style:condition="cell-content()&lt;[$'Macro Area'.$B$3]-100" style:apply-style-name="Neutral" style:base-cell-address="Programme.K45"/>
      <style:map style:condition="cell-content()&gt;[$'Macro Area'.$B$3]" style:apply-style-name="Bad" style:base-cell-address="Programme.K45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8"/>
        <table:table-column table:style-name="co6" table:default-cell-style-name="ce9"/>
        <table:table-column table:style-name="co7" table:number-columns-repeated="1018" table:default-cell-style-name="ce8"/>
        <table:table-row table:style-name="ro1">
          <table:table-cell table:style-name="ce5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r. No.</text:p>
          </table:table-cell>
          <table:table-cell table:style-name="ce5" office:value-type="string" calcext:value-type="string">
            <text:p>Function</text:p>
          </table:table-cell>
          <table:table-cell table:style-name="ce5"/>
          <table:table-cell table:style-name="ce5" office:value-type="string" calcext:value-type="string">
            <text:p>Room Name</text:p>
          </table:table-cell>
          <table:table-cell table:style-name="ce5" office:value-type="string" calcext:value-type="string">
            <text:p>Occupants</text:p>
          </table:table-cell>
          <table:table-cell table:style-name="ce5" office:value-type="string" calcext:value-type="string">
            <text:p>No. of Occupants (Each)</text:p>
          </table:table-cell>
          <table:table-cell table:style-name="ce5" office:value-type="string" calcext:value-type="string">
            <text:p>No. of Rooms</text:p>
          </table:table-cell>
          <table:table-cell table:style-name="ce5" office:value-type="string" calcext:value-type="string">
            <text:p>Carpet Area in Sq. Mts.</text:p>
            <text:p>(a)</text:p>
          </table:table-cell>
          <table:table-cell table:style-name="ce5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5"/>
          <table:table-cell table:number-columns-repeated="1013"/>
        </table:table-row>
        <table:table-row table:style-name="ro3">
          <table:table-cell table:style-name="ce16" office:value-type="string" calcext:value-type="string">
            <text:p>A</text:p>
          </table:table-cell>
          <table:table-cell table:style-name="ce19" office:value-type="string" calcext:value-type="string">
            <text:p>Workspaces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Privat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Meeting Rooms</text:p>
          </table:table-cell>
          <table:table-cell table:style-name="ce15" office:value-type="string" calcext:value-type="string">
            <text:p>Clients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2"/>
          <table:table-cell table:style-name="ce25" table:formula="of:=IF([.J3]&lt;&gt;0;[.J3]*1.2;TRIM(&quot;&quot;))">
            <text:p/>
          </table:table-cell>
          <table:table-cell table:number-columns-repeated="1013"/>
        </table:table-row>
        <table:table-row table:style-name="ro3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4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Company Rented Workspac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 table:formula="of:=IF([.J5]&lt;&gt;0;[.J5]*1.2;TRIM(&quot;&quot;))">
            <text:p/>
          </table:table-cell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</text:p>
          </table:table-cell>
          <table:table-cell table:style-name="ce23" office:value-type="string" calcext:value-type="string">
            <text:p>Reception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i</text:p>
          </table:table-cell>
          <table:table-cell table:style-name="ce23" office:value-type="string" calcext:value-type="string">
            <text:p>Waiting Area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ii</text:p>
          </table:table-cell>
          <table:table-cell table:style-name="ce23" office:value-type="string" calcext:value-type="string">
            <text:p>Workzone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v</text:p>
          </table:table-cell>
          <table:table-cell table:style-name="ce23" office:value-type="string" calcext:value-type="string">
            <text:p>C.E.O’s Cabin</text:p>
          </table:table-cell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Toilets</text:p>
          </table:table-cell>
          <table:table-cell table:style-name="ce15" table:number-columns-repeated="4"/>
          <table:table-cell table:style-name="ce25" table:formula="of:=IF([.J11]&lt;&gt;0;[.J11]*1.2;TRIM(&quot;&quot;))">
            <text:p/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Open/Shared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hared Workspac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13]&lt;&gt;0;[.J13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Library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eminar Hall(s)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Workshop Area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4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raining Rooms/ Class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1" office:value-type="string" calcext:value-type="string">
            <text:p>Toilets</text:p>
          </table:table-cell>
          <table:table-cell table:style-name="ce15" table:number-columns-repeated="4"/>
          <table:table-cell table:style-name="ce25" table:formula="of:=IF([.J18]&lt;&gt;0;[.J18]*1.2;TRIM(&quot;&quot;))">
            <text:p/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Administration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Staff Room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.E.O’s Cabin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Maintenance Staff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Leisure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Foodcourt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Dining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24]&lt;&gt;0;[.J24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Fast Food Outlets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 table:formula="of:=IF([.J25]&lt;&gt;0;[.J25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talls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 table:formula="of:=IF([.J26]&lt;&gt;0;[.J26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Handwashing Area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oilets</text:p>
          </table:table-cell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Loung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eating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0]&lt;&gt;0;[.J30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Gam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Gymnasium?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Entrance Lobbies</text:p>
          </table:table-cell>
          <table:table-cell table:style-name="ce15"/>
          <table:table-cell table:style-name="ce21"/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4]&lt;&gt;0;[.J34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Parking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Big Vehicl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5]&lt;&gt;0;[.J35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Small Vehicl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2 Wheeler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Public Toilets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Waterfront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 table:formula="of:=IF([.J40]&lt;&gt;0;[.J40]*1.2;TRIM(&quot;&quot;))">
            <text:p/>
          </table:table-cell>
          <table:table-cell table:number-columns-repeated="1013"/>
        </table:table-row>
        <table:table-row table:style-name="ro4">
          <table:table-cell table:style-name="ce15" table:number-columns-repeated="2"/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Public Open Space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 table:formula="of:=IF([.J41]&lt;&gt;0;[.J41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2]&lt;&gt;0;[.J42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3]&lt;&gt;0;[.J43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4]&lt;&gt;0;[.J44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office:value-type="string" calcext:value-type="string">
            <text:p>Total =</text:p>
          </table:table-cell>
          <table:table-cell table:style-name="ce15" table:number-columns-repeated="2"/>
          <table:table-cell table:style-name="ce15" table:formula="of:=SUM([.J3:.J43])" office:value-type="float" office:value="0" calcext:value-type="float">
            <text:p>0</text:p>
          </table:table-cell>
          <table:table-cell table:style-name="ce26" table:formula="of:=SUM([.K3:.K4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46]&lt;&gt;0;[.J4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4" table:number-columns-spanned="5" table:number-rows-spanned="1"/>
          <table:covered-table-cell table:number-columns-repeated="4"/>
          <table:table-cell table:style-name="ce13"/>
          <table:table-cell table:number-columns-repeated="1013"/>
        </table:table-row>
        <table:table-row table:style-name="ro5">
          <table:table-cell/>
          <table:table-cell table:style-name="ce1"/>
          <table:table-cell/>
          <table:table-cell office:value-type="string" calcext:value-type="string">
            <text:p>Recreational Ground Reservation (LOS)</text:p>
          </table:table-cell>
          <table:table-cell table:number-columns-repeated="6"/>
          <table:table-cell table:style-name="ce13" table:formula="of:=0.2*[$'Macro Area'.B1]" office:value-type="float" office:value="1021.976452" calcext:value-type="float">
            <text:p>1021.97645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49]&lt;&gt;0;[.J4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0]&lt;&gt;0;[.J5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1]&lt;&gt;0;[.J5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2]&lt;&gt;0;[.J5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3]&lt;&gt;0;[.J53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4]&lt;&gt;0;[.J54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5]&lt;&gt;0;[.J55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6]&lt;&gt;0;[.J5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7]&lt;&gt;0;[.J57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8]&lt;&gt;0;[.J58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9]&lt;&gt;0;[.J5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0]&lt;&gt;0;[.J6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1]&lt;&gt;0;[.J6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2]&lt;&gt;0;[.J6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3]&lt;&gt;0;[.J63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4]&lt;&gt;0;[.J64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5]&lt;&gt;0;[.J65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6]&lt;&gt;0;[.J6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7]&lt;&gt;0;[.J67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8]&lt;&gt;0;[.J68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9]&lt;&gt;0;[.J6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0]&lt;&gt;0;[.J7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1]&lt;&gt;0;[.J7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2]&lt;&gt;0;[.J7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3]&lt;&gt;0;[.J73]*1.2;TRIM(&quot;&quot;))">
            <text:p/>
          </table:table-cell>
          <table:table-cell table:number-columns-repeated="101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K45:Programme.K45">
            <calcext:condition calcext:apply-style-name="Good" calcext:value="between([$'Macro Area'.$B$3]-100,[$'Macro Area'.$B$3]-1)" calcext:base-cell-address="Programme.K45"/>
            <calcext:condition calcext:apply-style-name="Neutral" calcext:value="&lt;[$'Macro Area'.$B$3]-100" calcext:base-cell-address="Programme.K45"/>
            <calcext:condition calcext:apply-style-name="Bad" calcext:value="&gt;[$'Macro Area'.$B$3]" calcext:base-cell-address="Programme.K45"/>
          </calcext:conditional-format>
        </calcext:conditional-formats>
      </table:table>
      <table:table table:name="Macro Area" table:style-name="ta1">
        <table:table-column table:style-name="co8" table:default-cell-style-name="ce2"/>
        <table:table-column table:style-name="co7" table:number-columns-repeated="1023" table:default-cell-style-name="ce2"/>
        <table:table-row table:style-name="ro2">
          <table:table-cell table:style-name="ce1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missible BUA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8:12:39.1330497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5T18:20:02.881906075</dc:date>
    <meta:editing-duration>PT1H43M42S</meta:editing-duration>
    <meta:editing-cycles>65</meta:editing-cycles>
    <meta:generator>LibreOffice/7.3.0.3$Linux_X86_64 LibreOffice_project/30$Build-3</meta:generator>
    <meta:document-statistic meta:table-count="2" meta:cell-count="167" meta:object-count="0"/>
  </office:meta>
</office:document-meta>
</file>